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a1d2" officeooo:paragraph-rsid="0016a1d2"/>
    </style:style>
    <style:style style:name="P2" style:family="paragraph" style:parent-style-name="Standard">
      <style:text-properties officeooo:rsid="001982e9" officeooo:paragraph-rsid="001982e9"/>
    </style:style>
    <style:style style:name="P3" style:family="paragraph" style:parent-style-name="Standard">
      <style:text-properties fo:color="#ff972f" loext:opacity="100%" officeooo:rsid="0016a1d2" officeooo:paragraph-rsid="00232b57"/>
    </style:style>
    <style:style style:name="P4" style:family="paragraph" style:parent-style-name="Standard">
      <style:text-properties fo:color="#ff972f" loext:opacity="100%" officeooo:rsid="00232b57" officeooo:paragraph-rsid="00232b57"/>
    </style:style>
    <style:style style:name="P5" style:family="paragraph" style:parent-style-name="Standard">
      <style:text-properties fo:color="#000000" loext:opacity="100%" officeooo:rsid="0016a1d2" officeooo:paragraph-rsid="00232b57"/>
    </style:style>
    <style:style style:name="P6" style:family="paragraph" style:parent-style-name="Standard">
      <style:text-properties fo:color="#000000" loext:opacity="100%" officeooo:rsid="00232b57" officeooo:paragraph-rsid="00232b57"/>
    </style:style>
    <style:style style:name="P7" style:family="paragraph" style:parent-style-name="Standard">
      <style:text-properties fo:color="#000000" loext:opacity="100%" officeooo:rsid="00284f9c" officeooo:paragraph-rsid="00284f9c"/>
    </style:style>
    <style:style style:name="P8" style:family="paragraph" style:parent-style-name="Standard">
      <style:text-properties fo:color="#000000" loext:opacity="100%" officeooo:rsid="002b7f5f" officeooo:paragraph-rsid="002b7f5f"/>
    </style:style>
    <style:style style:name="P9" style:family="paragraph" style:parent-style-name="Standard">
      <style:text-properties fo:color="#000000" loext:opacity="100%" officeooo:rsid="002c6f90" officeooo:paragraph-rsid="002c6f90"/>
    </style:style>
    <style:style style:name="P10" style:family="paragraph" style:parent-style-name="Standard">
      <style:text-properties officeooo:rsid="0016a1d2" officeooo:paragraph-rsid="0016a1d2"/>
    </style:style>
    <style:style style:name="P11" style:family="paragraph" style:parent-style-name="Standard">
      <style:text-properties fo:color="#800080" loext:opacity="100%" officeooo:rsid="0024a5b7" officeooo:paragraph-rsid="0024a5b7"/>
    </style:style>
    <style:style style:name="P12" style:family="paragraph" style:parent-style-name="Standard">
      <style:text-properties officeooo:rsid="001f7991" officeooo:paragraph-rsid="001d7941"/>
    </style:style>
    <style:style style:name="P13" style:family="paragraph" style:parent-style-name="Standard">
      <style:text-properties officeooo:rsid="001bd980" officeooo:paragraph-rsid="001bd980"/>
    </style:style>
    <style:style style:name="P14" style:family="paragraph" style:parent-style-name="Standard">
      <style:text-properties officeooo:rsid="002a05ab" officeooo:paragraph-rsid="002a05ab"/>
    </style:style>
    <style:style style:name="T1" style:family="text">
      <style:text-properties fo:color="#ff972f" loext:opacity="100%"/>
    </style:style>
    <style:style style:name="T2" style:family="text">
      <style:text-properties fo:color="#ff972f" loext:opacity="100%" officeooo:rsid="00182351"/>
    </style:style>
    <style:style style:name="T3" style:family="text">
      <style:text-properties fo:color="#ff972f" loext:opacity="100%" officeooo:rsid="001982e9"/>
    </style:style>
    <style:style style:name="T4" style:family="text">
      <style:text-properties officeooo:rsid="001982e9"/>
    </style:style>
    <style:style style:name="T5" style:family="text">
      <style:text-properties officeooo:rsid="001b4224"/>
    </style:style>
    <style:style style:name="T6" style:family="text">
      <style:text-properties fo:color="#ff8000" loext:opacity="100%"/>
    </style:style>
    <style:style style:name="T7" style:family="text">
      <style:text-properties fo:color="#ff8000" loext:opacity="100%" officeooo:rsid="00182351"/>
    </style:style>
    <style:style style:name="T8" style:family="text">
      <style:text-properties fo:color="#ff8000" loext:opacity="100%" officeooo:rsid="0026b2fa"/>
    </style:style>
    <style:style style:name="T9" style:family="text">
      <style:text-properties fo:color="#ff8000" loext:opacity="100%" officeooo:rsid="00284665"/>
    </style:style>
    <style:style style:name="T10" style:family="text">
      <style:text-properties officeooo:rsid="00284665"/>
    </style:style>
    <style:style style:name="T11" style:family="text">
      <style:text-properties officeooo:rsid="00284f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ntroducimos los siguientes argumentos:</text:p>
      <text:p text:style-name="P5"/>
      <text:p text:style-name="P5">args = c("use_MPI=FALSE", "n_workers=10", "n_blocks=10", "maxiter=1", "popSize=35", </text:p>
      <text:p text:style-name="P5"><text:s text:c="9"/>"run=1", "stock_id=c(22)", "n_iter=10", "n_yrs=50", "multiplier=TRUE")</text:p>
      <text:p text:style-name="P5"/>
      <text:p text:style-name="P3">Pero después tenemos args &lt;- commandArgs(TRUE) que es character(0) supongo que esto lo tenemos que poner comentado.</text:p>
      <text:p text:style-name="P5"/>
      <text:p text:style-name="P6">A continuación tenemos un loop que nos permite definir argumentos de la paralelización, del escenario, del GA y de los elementos de la función objetivo.</text:p>
      <text:p text:style-name="P6"/>
      <text:p text:style-name="P11">IMPORTANTE: Tenemos el algoritmo genético publicado en el artículo “Using a genetic algorithm to optimize a data limited catch rule”, que busca optimizar los tuneable parameters of the rule.</text:p>
      <text:p text:style-name="P4"/>
      <text:p text:style-name="P1">Llegamos a un bloque de código que se centra en especificar el entorno de trabajo en paralelo.</text:p>
      <text:p text:style-name="P1"/>
      <text:p text:style-name="P1">Leemos de nuevo los datos del stock que deseamos. A continuación tenemos que leer la salida del archivo OM.R. (<text:span text:style-name="T1">problemas ya que al final de OM.R la creación automática de directorios es fallida, </text:span><text:span text:style-name="T2">nos damos cuenta que es por la longitud de</text:span><text:span text:style-name="T7"> los nombres de las carpetas, acortamos.</text:span><text:span text:style-name="T6">) </text:span><text:span text:style-name="T8">Otro problema es que n_iter y n_yrs no coincide con lo especificado con anterioridad en OM2 y por lo tanto la ruta de lectura del archivo no es correcta. </text:span><text:span text:style-name="T9">Con estas consideraciones conseguimos leer el output de OM2 que es aquí nuestro input.</text:span></text:p>
      <text:p text:style-name="P1"><text:span text:style-name="T9"/></text:p>
      <text:p text:style-name="P7"><text:span text:style-name="T10">E</text:span>n el input que acabamos de crear agregamos/actualizamos valores lógicos relacionados con por ejemplo incluir o no incertidumbre en indices.</text:p>
      <text:p text:style-name="P1"/>
      <text:p text:style-name="P2">Definimos diferentes versiones de la regla:</text:p>
      <text:p text:style-name="P2">1. default catch rule, r f y b. (<text:span text:style-name="T1">incluye el mutiplicador x?, entiendo que no porque comp_m = FALSE</text:span>)</text:p>
      <text:p text:style-name="P2">2. default ICES rule: 2 over 3, turn of f &amp; b, 2 over 3 rule</text:p>
      <text:p text:style-name="P2">3. hr <text:span text:style-name="T5">est</text:span><text:span text:style-name="T11">a</text:span><text:span text:style-name="T5"> opción cambia los métodos establecidos para phcr y hcr en el ctrl del OM.R. (</text:span><text:span text:style-name="T1">Supongo que no es de interés en nuestro estudio por el momento</text:span><text:span text:style-name="T5">)</text:span></text:p>
      <text:p text:style-name="P2"/>
      <text:p text:style-name="P13">Vemos que en este caso el código <text:span text:style-name="T11">usa la default 1.</text:span></text:p>
      <text:p text:style-name="P13"/>
      <text:p text:style-name="P14">Tenemos un bloque de código bastante grande que se centra en el caso de que se aplique el Genetic Algorithm (ga_search) pero esto no es lo que buscamos nosotros, no deseamos emplear inicialmente la regla con los parámetros “tuneables”. Por lo que por el momento nos vamos a centrar en ga_search=FALSE. </text:p>
      <text:p text:style-name="P12"><text:span text:style-name="T3"/></text:p>
      <text:p text:style-name="P8"><text:span text:style-name="T4">E</text:span>n este caso llegamos a una función que es crucial que es la mp. Una vez corremos esta función el código termina guardando el resultado del mismo.</text:p>
      <text:p text:style-name="P8"/>
      <text:p text:style-name="P9">Hemos intentado descifrar esta función pero realmente la que finalmente hace el trabajo es otra a la que llama que es goFish, por lo tanto vamos a centrarnos en ver lo que nos devuelve, en lugar de ver línea a línea lo que hace para ello lo mejor es ir al siguiente script.</text:p>
      <text:p text:style-name="P9"/>
      <text:p text:style-name="P9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8T07:43:20.335000000</meta:creation-date>
    <meta:generator>LibreOffice/7.4.1.2$Windows_X86_64 LibreOffice_project/3c58a8f3a960df8bc8fd77b461821e42c061c5f0</meta:generator>
    <dc:date>2023-01-25T09:54:07.101000000</dc:date>
    <meta:editing-duration>PT3H26M38S</meta:editing-duration>
    <meta:editing-cycles>18</meta:editing-cycles>
    <meta:document-statistic meta:table-count="0" meta:image-count="0" meta:object-count="0" meta:page-count="1" meta:paragraph-count="17" meta:word-count="427" meta:character-count="2536" meta:non-whitespace-character-count="2115"/>
  </office:meta>
</office:document-meta>
</file>